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DF1000008046E082F945EE4E00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Biolinum" svg:font-family="'Linux Biolinum'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Αντικείμενο_20_χωρίς_20_γέμισμα_20_και_20_χωρίς_20_γραμμή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3cm" fo:min-width="1.7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56cm" fo:min-width="14.82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666666" loext:opacity="100%" loext:color-lum-mod="100%" loext:color-lum-off="0%" style:font-name="Linux Biolinum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style:font-name="Linux Biolinum" fo:font-size="66pt" fo:font-weight="bold" style:font-size-asian="66pt" style:font-weight-asian="bold" style:font-size-complex="66pt" style:font-weight-complex="bold"/>
    </style:style>
    <style:style style:name="T1" style:family="text">
      <style:text-properties fo:color="#666666" loext:opacity="100%" style:font-name="Linux Biolinum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style:font-name="Linux Biolinum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over" draw:style-name="dp1" draw:master-page-name="Προεπιλογή">
        <draw:frame draw:style-name="gr1" draw:text-style-name="P1" draw:layer="layout" svg:width="17cm" svg:height="9.78cm" svg:x="2cm" svg:y="4.336cm">
          <draw:image xlink:href="Pictures/1000000100000DF1000008046E082F945EE4E00F.png" xlink:type="simple" xlink:show="embed" xlink:actuate="onLoad" draw:mime-type="image/png">
            <text:p/>
          </draw:image>
        </draw:frame>
        <draw:frame draw:style-name="gr2" draw:text-style-name="P2" draw:layer="layout" svg:width="2.267cm" svg:height="1.373cm" svg:x="16.2cm" svg:y="11.6cm">
          <draw:text-box draw:corner-radius="2.7cm">
            <text:p><text:span text:style-name="T1">15.0</text:span></text:p>
          </draw:text-box>
        </draw:frame>
        <draw:frame draw:style-name="gr3" draw:text-style-name="P3" draw:layer="layout" svg:width="15.323cm" svg:height="2.906cm" svg:x="2.807cm" svg:y="18.8cm">
          <draw:text-box>
            <text:p><text:span text:style-name="T2">Startup Guid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Biolinum" svg:font-family="'Linux Biolinum'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Γεμάτο" draw:style="linear" draw:start-color="#ffffff" draw:end-color="#cccccc" draw:start-intensity="100%" draw:end-intensity="100%" draw:angle="30deg" draw:border="0%"/>
    <draw:gradient draw:name="Γεμάτο_20_με_20_γαλάζιο" draw:display-name="Γεμάτο με γαλάζιο" draw:style="linear" draw:start-color="#729fcf" draw:end-color="#355269" draw:start-intensity="100%" draw:end-intensity="100%" draw:angle="30deg" draw:border="0%"/>
    <draw:gradient draw:name="Γεμάτο_20_με_20_κίτρινο" draw:display-name="Γεμάτο με κίτρινο" draw:style="linear" draw:start-color="#ffde59" draw:end-color="#b47804" draw:start-intensity="100%" draw:end-intensity="100%" draw:angle="30deg" draw:border="0%"/>
    <draw:gradient draw:name="Γεμάτο_20_με_20_κόκκινο" draw:display-name="Γεμάτο με κόκκινο" draw:style="linear" draw:start-color="#ff6d6d" draw:end-color="#c9211e" draw:start-intensity="100%" draw:end-intensity="100%" draw:angle="30deg" draw:border="0%"/>
    <draw:gradient draw:name="Γεμάτο_20_με_20_πράσινο" draw:display-name="Γεμάτο με πράσινο" draw:style="linear" draw:start-color="#77bc65" draw:end-color="#127622" draw:start-intensity="100%" draw:end-intensity="100%" draw:angle="30deg" draw:border="0%"/>
    <draw:gradient draw:name="Σχήματα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l" fo:country="GR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Σχήματα"/>
      <style:text-properties fo:font-size="14pt" fo:font-weight="bold"/>
    </style:style>
    <style:style style:name="Filled" style:family="graphic" style:parent-style-name="Shapes">
      <style:graphic-properties draw:fill="gradient" draw:fill-gradient-name="Γεμάτο"/>
    </style:style>
    <style:style style:name="Filled_20_Blue" style:display-name="Filled Blue" style:family="graphic" style:parent-style-name="Filled">
      <style:graphic-properties draw:fill-gradient-name="Γεμάτο_20_με_20_γαλάζιο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Γεμάτο_20_με_20_πράσινο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Γεμάτο_20_με_20_κόκκινο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Γεμάτο_20_με_20_κίτρινο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orge Vlahavas</meta:initial-creator>
    <meta:creation-date>2014-02-22T16:26:07.271052975</meta:creation-date>
    <dc:date>2022-08-31T17:13:31.279477258</dc:date>
    <meta:editing-duration>PT1M3S</meta:editing-duration>
    <meta:editing-cycles>5</meta:editing-cycles>
    <meta:generator>LibreOffice/7.4.0.2$Linux_X86_64 LibreOffice_project/40$Build-2</meta:generator>
    <meta:document-statistic meta:object-count="3"/>
  </office:meta>
</office:document-meta>
</file>